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F20000011CCD42F5D9EAE9BD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Courier 10 Pitch" fo:font-size="24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ckage development</text:p>
          </draw:text-box>
        </draw:frame>
        <draw:frame presentation:style-name="pr2" draw:text-style-name="P1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n R packag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package folder structure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3">library(devtools)</text:p>
                <text:p text:style-name="P3">devtools::create()</text:p>
              </text:list-header>
            </text:list>
          </draw:text-box>
        </draw:frame>
        <draw:frame draw:style-name="gr2" draw:text-style-name="P4" draw:layer="layout" svg:width="18.288cm" svg:height="10.429cm" svg:x="9.398cm" svg:y="10.145cm">
          <draw:image xlink:href="Pictures/10000201000001F20000011CCD42F5D9EAE9BD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17:25:07.982141128</meta:creation-date>
    <meta:generator>LibreOffice/5.0.5.2$Linux_x86 LibreOffice_project/00m0$Build-2</meta:generator>
    <dc:date>2016-02-27T18:01:04.899212973</dc:date>
    <meta:editing-duration>PT35M56S</meta:editing-duration>
    <meta:editing-cycles>8</meta:editing-cycles>
    <meta:document-statistic meta:object-count="34"/>
  </office:meta>
</office:document-meta>
</file>